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eno: Michal Korbela </text:p>
      <text:p text:style-name="Standard">trieda: sexta </text:p>
      <text:p text:style-name="Standard">škola: Gymnázium J.J. Bánovce </text:p>
      <text:p text:style-name="Standard">úloha č.3</text:p>
      <text:p text:style-name="Standard"/>
      <text:p text:style-name="Standard">Princíp je jednoduchý:</text:p>
      <text:p text:style-name="Standard">budeme simulovať situáciu.</text:p>
      <text:p text:style-name="Standard">Spracovanie jedného hodu nám trvá konštantný čas, takže čas O(h), kde h je počet hodov</text:p>
      <text:p text:style-name="Standard">Pamäť, hody si nepamätáme, ale pamätáme si ku každému hráčovi, jeho počet farieb na ruke, takže pamäť O(N) – N počet hráčov.</text:p>
      <text:p text:style-name="Standard"/>
      <text:p text:style-name="Standard"/>
      <text:p text:style-name="Standard"/>
      <text:p text:style-name="Standard">#include &lt;iostream&gt; </text:p>
      <text:p text:style-name="Standard"/>
      <text:p text:style-name="Standard">using namespace std; </text:p>
      <text:p text:style-name="Standard"/>
      <text:p text:style-name="Standard">int pole[1000109][2]; </text:p>
      <text:p text:style-name="Standard"/>
      <text:p text:style-name="Standard">int main(){ </text:p>
      <text:p text:style-name="Standard"/>
      <text:p text:style-name="Standard">int n,k; </text:p>
      <text:p text:style-name="Standard">cin&gt;&gt;n&gt;&gt;k; </text:p>
      <text:p text:style-name="Standard"/>
      <text:p text:style-name="Standard">for(int p=0; p&lt;=n; p++){ </text:p>
      <text:p text:style-name="Standard">pole[p][0]=0; </text:p>
      <text:p text:style-name="Standard">pole[p][1]=0; </text:p>
      <text:p text:style-name="Standard">} <text:tab/><text:tab/><text:tab/><text:tab/><text:tab/>// každý hráč má na začiatku hry 0 farieb a naposledy držal klbko 0, čiže žiadne</text:p>
      <text:p text:style-name="Standard">for(int i=1; i&lt;=k; i++){ <text:tab/><text:tab/>// pre každé klbko</text:p>
      <text:p text:style-name="Standard"/>
      <text:p text:style-name="Standard"/>
      <text:p text:style-name="Standard">while(true){ </text:p>
      <text:p text:style-name="Standard"/>
      <text:p text:style-name="Standard"/>
      <text:p text:style-name="Standard">int f; </text:p>
      <text:p text:style-name="Standard">cin&gt;&gt;f; </text:p>
      <text:p text:style-name="Standard">if(f==0) break; <text:tab/><text:tab/><text:tab/>// inak končíme</text:p>
      <text:p text:style-name="Standard">if(pole[f][1]&lt;i){pole[f][0]++; <text:tab/><text:tab/>//ak daný hráč ešte nedržal toto klbko, tak sa mu priráta farba na roku</text:p>
      <text:p text:style-name="Standard">pole[f][1]=i; <text:tab/><text:tab/><text:tab/><text:tab/>// naposledy teda držal klbko i tej farby</text:p>
      <text:p text:style-name="Standard">} </text:p>
      <text:p text:style-name="Standard"/>
      <text:p text:style-name="Standard"/>
      <text:p text:style-name="Standard">} </text:p>
      <text:p text:style-name="Standard">} </text:p>
      <text:p text:style-name="Standard"/>
      <text:p text:style-name="Standard">int max=0,name=0; <text:tab/><text:tab/><text:tab/></text:p>
      <text:p text:style-name="Standard">for(int i=1; i&lt;=n; i++) <text:tab/><text:tab/><text:tab/>// pozrieme sa, kto má najviac farieb</text:p>
      <text:p text:style-name="Standard">if(pole[i][0]&gt;max){ </text:p>
      <text:p text:style-name="Standard"><text:soft-page-break/>max=pole[i][0]; </text:p>
      <text:p text:style-name="Standard">name=i; </text:p>
      <text:p text:style-name="Standard">} </text:p>
      <text:p text:style-name="Standard">cout&lt;&lt;name&lt;&lt;endl; </text:p>
      <text:p text:style-name="Standard"/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5-15T19:56:16</meta:creation-date>
    <dc:date>2012-05-16T19:08:03</dc:date>
    <dc:creator>kabell </dc:creator>
    <meta:editing-duration>PT1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36" meta:word-count="152" meta:character-count="993" meta:non-whitespace-character-count="831"/>
  </office:meta>
</office:document-meta>
</file>